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ndara" svg:font-family="Candara" style:font-family-generic="roman" style:font-pitch="variable"/>
    <style:font-face style:name="Candara1" svg:font-family="Candar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49cm" fo:border="0.06pt solid #d9d9e3"/>
    </style:style>
    <style:style style:name="P2" style:family="paragraph" style:parent-style-name="Heading_20_2">
      <style:paragraph-properties fo:padding="0.049cm" fo:border="0.06pt solid #d9d9e3"/>
      <style:text-properties officeooo:paragraph-rsid="000d8da2"/>
    </style:style>
    <style:style style:name="P3" style:family="paragraph" style:parent-style-name="Heading_20_2">
      <loext:graphic-properties draw:fill="none"/>
      <style:paragraph-properties fo:margin-left="1cm" fo:margin-right="0cm" fo:text-indent="0cm" style:auto-text-indent="false" fo:background-color="transparent"/>
    </style:style>
    <style:style style:name="P4" style:family="paragraph" style:parent-style-name="Heading_20_3">
      <style:paragraph-properties fo:padding="0.049cm" fo:border="0.06pt solid #d9d9e3"/>
    </style:style>
    <style:style style:name="P5" style:family="paragraph" style:parent-style-name="Heading_20_3">
      <loext:graphic-properties draw:fill="none"/>
      <style:paragraph-properties fo:margin-left="1cm" fo:margin-right="0cm" fo:text-indent="0cm" style:auto-text-indent="false" fo:background-color="transparent"/>
    </style:style>
    <style:style style:name="P6" style:family="paragraph" style:parent-style-name="Standard">
      <loext:graphic-properties draw:fill="none"/>
      <style:paragraph-properties fo:margin-left="1cm" fo:margin-right="0cm" fo:text-indent="0cm" style:auto-text-indent="false" fo:background-color="transparent"/>
      <style:text-properties style:font-name="Candara1"/>
    </style:style>
    <style:style style:name="P7" style:family="paragraph" style:parent-style-name="Standard">
      <loext:graphic-properties draw:fill="none"/>
      <style:paragraph-properties fo:margin-left="1cm" fo:margin-right="0cm" fo:text-indent="0cm" style:auto-text-indent="false" fo:background-color="transparent"/>
      <style:text-properties fo:color="#c9211e" loext:opacity="100%" style:font-name="Candara1"/>
    </style:style>
    <style:style style:name="P8" style:family="paragraph" style:parent-style-name="Standard">
      <loext:graphic-properties draw:fill="none"/>
      <style:paragraph-properties fo:margin-left="1cm" fo:margin-right="0cm" fo:text-indent="0cm" style:auto-text-indent="false" fo:background-color="transparent"/>
      <style:text-properties fo:color="#c9211e" loext:opacity="100%" style:font-name="Candara1" officeooo:rsid="000ba9f0" officeooo:paragraph-rsid="000ba9f0"/>
    </style:style>
    <style:style style:name="P9"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c9211e" loext:opacity="100%" style:font-name="Candara1"/>
    </style:style>
    <style:style style:name="P10" style:family="paragraph" style:parent-style-name="Standard">
      <style:paragraph-properties fo:margin-left="4.001cm" fo:margin-right="0cm" fo:margin-top="0cm" fo:margin-bottom="0cm" style:contextual-spacing="false" fo:line-height="150%" fo:text-align="justify" style:justify-single-word="false" fo:orphans="2" fo:widows="2" fo:hyphenation-ladder-count="no-limit" fo:text-indent="0cm" style:auto-text-indent="false" fo:padding="0.049cm" fo:border="0.06pt solid #d9d9e3" style:writing-mode="lr-tb"/>
      <style:text-properties fo:color="#c9211e" loext:opacity="100%" officeooo:paragraph-rsid="000ba9f0" fo:hyphenate="false" fo:hyphenation-remain-char-count="2" fo:hyphenation-push-char-count="2" loext:hyphenation-no-caps="false"/>
    </style:style>
    <style:style style:name="P11" style:family="paragraph" style:parent-style-name="Text_20_body">
      <style:paragraph-properties fo:padding="0.049cm" fo:border="0.06pt solid #d9d9e3"/>
    </style:style>
    <style:style style:name="P12" style:family="paragraph" style:parent-style-name="Text_20_body">
      <loext:graphic-properties draw:fill="none"/>
      <style:paragraph-properties fo:margin-left="1cm" fo:margin-right="0cm" fo:text-indent="0cm" style:auto-text-indent="false" fo:background-color="transparent"/>
      <style:text-properties style:font-name="Candara1"/>
    </style:style>
    <style:style style:name="P13" style:family="paragraph" style:parent-style-name="Text_20_body">
      <loext:graphic-properties draw:fill="none"/>
      <style:paragraph-properties fo:margin-left="0.101cm" fo:margin-right="0cm" fo:margin-top="0cm" fo:margin-bottom="0.247cm" style:contextual-spacing="false" fo:line-height="115%" fo:text-indent="0cm" style:auto-text-indent="false" fo:background-color="transparent"/>
      <style:text-properties style:font-name="Candara1"/>
    </style:style>
    <style:style style:name="P14" style:family="paragraph" style:parent-style-name="Text_20_body">
      <loext:graphic-properties draw:fill="none"/>
      <style:paragraph-properties fo:margin-left="0.101cm" fo:margin-right="0cm" fo:margin-top="0cm" fo:margin-bottom="0.247cm" style:contextual-spacing="false" fo:line-height="115%" fo:text-indent="0cm" style:auto-text-indent="false" fo:background-color="transparent" fo:padding="0.049cm" fo:border="0.06pt solid #d9d9e3"/>
      <style:text-properties style:font-name="Candara1" officeooo:paragraph-rsid="000d8da2"/>
    </style:style>
    <style:style style:name="P15" style:family="paragraph" style:parent-style-name="Text_20_body" style:master-page-name="">
      <loext:graphic-properties draw:fill="none"/>
      <style:paragraph-properties fo:margin-left="0.101cm" fo:margin-right="0cm" fo:margin-top="0cm" fo:margin-bottom="0.247cm" style:contextual-spacing="false" fo:line-height="115%" fo:text-indent="0cm" style:auto-text-indent="false" style:page-number="auto" fo:background-color="transparent" fo:padding="0.049cm" fo:border="0.06pt solid #d9d9e3"/>
      <style:text-properties style:font-name="Candara1" officeooo:paragraph-rsid="000ef45d"/>
    </style:style>
    <style:style style:name="P16" style:family="paragraph" style:parent-style-name="Text_20_body">
      <loext:graphic-properties draw:fill="none"/>
      <style:paragraph-properties fo:margin-left="1cm" fo:margin-right="0cm" fo:text-indent="0cm" style:auto-text-indent="false" fo:background-color="transparent"/>
    </style:style>
    <style:style style:name="P17" style:family="paragraph" style:parent-style-name="Text_20_body">
      <style:paragraph-properties fo:padding="0.049cm" fo:border="0.06pt solid #d9d9e3"/>
      <style:text-properties officeooo:paragraph-rsid="000ba9f0"/>
    </style:style>
    <style:style style:name="P18" style:family="paragraph" style:parent-style-name="Text_20_body">
      <style:paragraph-properties fo:padding="0.049cm" fo:border="0.06pt solid #d9d9e3"/>
      <style:text-properties officeooo:paragraph-rsid="000d8da2"/>
    </style:style>
    <style:style style:name="P19" style:family="paragraph" style:parent-style-name="Text_20_body">
      <style:paragraph-properties fo:padding="0.049cm" fo:border="0.06pt solid #d9d9e3"/>
      <style:text-properties officeooo:paragraph-rsid="000ed8ac"/>
    </style:style>
    <style:style style:name="P20" style:family="paragraph" style:parent-style-name="Text_20_body">
      <style:paragraph-properties fo:padding="0.049cm" fo:border="0.06pt solid #d9d9e3"/>
      <style:text-properties officeooo:paragraph-rsid="000ef45d"/>
    </style:style>
    <style:style style:name="P21" style:family="paragraph" style:parent-style-name="Text_20_body">
      <style:paragraph-properties fo:padding="0.049cm" fo:border="0.06pt solid #d9d9e3"/>
      <style:text-properties loext:padding="0.049cm" loext:border="0.06pt solid #d9d9e3"/>
    </style:style>
    <style:style style:name="P22" style:family="paragraph" style:parent-style-name="Text_20_body">
      <style:paragraph-properties fo:padding="0.049cm" fo:border="0.06pt solid #d9d9e3"/>
      <style:text-properties officeooo:paragraph-rsid="00110bbd" loext:padding="0.049cm" loext:border="0.06pt solid #d9d9e3"/>
    </style:style>
    <style:style style:name="P23" style:family="paragraph" style:parent-style-name="Text_20_body">
      <style:paragraph-properties fo:padding="0.049cm" fo:border="0.06pt solid #d9d9e3"/>
      <style:text-properties officeooo:paragraph-rsid="0011b3b6" loext:padding="0.049cm" loext:border="0.06pt solid #d9d9e3"/>
    </style:style>
    <style:style style:name="P24" style:family="paragraph" style:parent-style-name="Text_20_body">
      <style:paragraph-properties fo:padding="0.049cm" fo:border="0.06pt solid #d9d9e3"/>
      <style:text-properties officeooo:paragraph-rsid="0011b3b6"/>
    </style:style>
    <style:style style:name="T1" style:family="text">
      <style:text-properties loext:padding="0.049cm" loext:border="0.06pt solid #d9d9e3"/>
    </style:style>
    <style:style style:name="T2" style:family="text">
      <style:text-properties style:font-name="Candara1"/>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padding="0.049cm" loext:border="0.06pt solid #d9d9e3"/>
    </style:style>
    <style:style style:name="T5" style:family="text">
      <style:text-properties fo:font-size="12pt" style:font-size-asian="12pt" style:font-size-complex="12pt" loext:padding="0.049cm" loext:border="0.06pt solid #d9d9e3"/>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loext:padding="0.049cm" loext:border="0.06pt solid #d9d9e3"/>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style:font-size-asian="12pt" style:font-weight-asian="bold" style:font-size-complex="12pt" style:font-weight-complex="bold" loext:padding="0.049cm" loext:border="0.06pt solid #d9d9e3"/>
    </style:style>
    <style:style style:name="T10" style:family="text">
      <style:text-properties style:font-name="Arial" fo:font-size="10pt" style:font-size-asian="10pt" style:font-size-complex="10pt"/>
    </style:style>
    <style:style style:name="T11" style:family="text">
      <style:text-properties officeooo:rsid="000d8da2"/>
    </style:style>
    <style:style style:name="T12" style:family="text">
      <style:text-properties officeooo:rsid="000ed8ac"/>
    </style:style>
    <style:style style:name="T13" style:family="text">
      <style:text-properties fo:font-weight="bold" officeooo:rsid="00110bbd" style:font-weight-asian="bold" style:font-weight-complex="bold" loext:padding="0.049cm" loext:border="0.06pt solid #d9d9e3"/>
    </style:style>
    <style:style style:name="T14" style:family="text">
      <style:text-properties officeooo:rsid="00110bbd" loext:padding="0.049cm" loext:border="0.06pt solid #d9d9e3"/>
    </style:style>
    <style:style style:name="T15" style:family="text">
      <style:text-properties officeooo:rsid="0011b3b6"/>
    </style:style>
    <style:style style:name="T16" style:family="text">
      <style:text-properties officeooo:rsid="0011b3b6"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ext:p>
      <text:p text:style-name="P6"/>
      <text:p text:style-name="P15"><text:span text:style-name="Strong_20_Emphasis"><text:span text:style-name="T7">À medida que avançamos no cenário da educação infantil permeada pela tecnologia, é imperativo que os educadores, pais e sociedade em geral estejam preparados para abraçar essas transformações com sabedoria e discernimento. Devemos reconhecer que a tecnologia é uma ferramenta poderosa, mas também deve ser utilizada com responsabilidade e consideração às necessidades e desafios específicos das crianças em seu processo de desenvolvimento.</text:span></text:span></text:p>
      <text:p text:style-name="P13"><text:span text:style-name="Strong_20_Emphasis"><text:span text:style-name="T6">A inserção da tecnologia na educação infantil traz consigo uma série de desafios e benefícios que moldam o panorama educacional contemporâneo. A exploração desses aspectos tem sido tema de investigação e reflexões em diversos estudos e pesquisas.</text:span></text:span></text:p>
      <text:p text:style-name="P18">A incorporação da tecnologia na educação infantil traz consigo desafios e benefícios que não podem ser ignorados. A mediação ativa dos educadores, aliada a uma abordagem crítica e reflexiva, é fundamental para superar os desafios e aproveitar ao máximo as vantagens oferecidas pela tecnologia.</text:p>
      <text:p text:style-name="P14"><text:span text:style-name="Strong_20_Emphasis"><text:span text:style-name="T6">Além disso, a abordagem crítica e reflexiva mencionada por Bicudo (2016) é essencial. Os educadores devem auxiliar as crianças a desenvolver habilidades de discernimento, avaliação e seleção de informações em um mundo digital repleto de estímulos e distrações. A educação midiática e digital torna-se, portanto, parte integrante do processo educacional, capacitando as crianças a serem consumidores críticos e criadores responsáveis de conteúdo.</text:span></text:span></text:p>
      <text:p text:style-name="P19">A crescente presença da tecnologia na educação infantil é um fenômeno que desperta tanto entusiasmo quanto apreensão. Em um mundo em constante evolução tecnológica, é inevitável que as crianças estejam imersas em um ambiente digital desde cedo. No entanto, esse contexto levanta importantes questionamentos sobre como a tecnologia pode ser utilizada de maneira eficaz para enriquecer a educação das crianças sem comprometer as experiências tradicionais que são essenciais para o seu desenvolvimento.</text:p>
      <text:p text:style-name="P19">As ideias de Belloni (2010) trazem uma perspectiva crucial. A autora destaca a importância de compreender não apenas como as crianças usam a tecnologia, mas também como elas constroem conhecimento por meio dela. Isso nos leva a considerar a tecnologia não apenas como uma ferramenta, mas como um ambiente de aprendizado em si mesmo, onde as crianças exploram, experimentam e constroem significados. Essa abordagem exige que os educadores sejam mediadores ativos nesse processo, ajudando as crianças a desenvolverem habilidades críticas para navegar e interpretar o mundo digital.</text:p>
      <text:p text:style-name="P11"><text:span text:style-name="Strong_20_Emphasis"><text:span text:style-name="T1">3.1 Desafios do uso da tecnologia na educação infantil</text:span></text:span></text:p>
      <text:p text:style-name="P11">No cenário atual, onde as crianças estão cada vez mais imersas no mundo digital desde cedo, a utilização de tecnologias educacionais na educação infantil tem se tornado comum. Entretanto, essa prática enfrenta desafios que exigem atenção e cuidado por parte dos educadores. Um desses <text:soft-page-break/>desafios reside na necessidade de equilibrar a exposição à tecnologia com outras formas de aprendizado, evitando que a dependência excessiva em dispositivos eletrônicos prejudique o desenvolvimento de habilidades interpessoais e a interação com o ambiente físico.</text:p>
      <text:p text:style-name="P11">“Entre os desafios do uso das tecnologias digitais na educação infantil, destacam-se a necessidade de formação dos professores, a seleção adequada dos recursos, a adaptação dos conteúdos à faixa etária das crianças e a garantia da segurança e privacidade dos alunos” (BICUDO, 2016, pág. 162).</text:p>
      <text:p text:style-name="P18">Um dos principais desafios do uso da tecnologia na educação infantil é a necessidade de equilibrar o uso da tecnologia com experiências práticas e sensoriais. O desenvolvimento motor, a interação social e outras habilidades fundamentais podem ser comprometidos se a tecnologia substituir totalmente as atividades tradicionais. Além disso, a preocupação com a exposição precoce a dispositivos eletrônicos e seus possíveis impactos no desenvolvimento cognitivo e emocional das crianças é uma consideração importante.</text:p>
      <text:p text:style-name="P22">A presença da tecnologia na vida das crianças traz consigo uma série de desafios para os adultos responsáveis, que precisam acompanhar e compreender as transformações no universo infantil (DORNELLES, 2011, p. 63).</text:p>
      <text:p text:style-name="P22">A complexa e dinâmica relação entre a tecnologia e a educação infantil não pode ser subestimada. Enquanto as crianças se adaptam naturalmente a esse ambiente tecnológico, os educadores enfrentam o desafio de acompanhar esse ritmo e explorar estratégias eficazes de integração.</text:p>
      <text:p text:style-name="P22">É inegável que as tecnologias digitais podem potencializar a aprendizagem das crianças de maneira sem precedentes. No entanto, essa abordagem requer cuidadosa atenção, pois os dispositivos digitais não devem substituir as interações humanas essenciais para o desenvolvimento saudável das crianças. A integração da tecnologia deve ser uma extensão das práticas educacionais, complementando as atividades que promovem o contato interpessoal, o raciocínio lógico e a criatividade.</text:p>
      <text:p text:style-name="P11"><text:span text:style-name="Strong_20_Emphasis"><text:span text:style-name="T1">3.2 Benefícios do uso da tecnologia na educação infantil</text:span></text:span></text:p>
      <text:p text:style-name="P17">Por outro lado, os benefícios oferecidos pelo uso da tecnologia na educação infantil são significativos. A interatividade e o caráter lúdico de muitos aplicativos e recursos digitais podem estimular o interesse e o engajamento das crianças no processo de aprendizagem. </text:p>
      <text:p text:style-name="P10"><text:span text:style-name="T10">O uso das tecnologias digitais na educação infantil pode trazer benefícios como a ampliação do repertório cultural, o desenvolvimento de habilidades cognitivas e socioemocionais, a interação da interação e da colaboração, entre outros” (BICUDO, 2016, p. 161).</text:span></text:p>
      <text:p text:style-name="P17">Além disso, a tecnologia pode ser uma ferramenta poderosa para personalizar o ensino, permitindo adaptações de acordo com o ritmo e as necessidades individuais de cada aluno. Isso pode resultar em uma aprendizagem mais eficaz e inclusiva.</text:p>
      <text:p text:style-name="P11">“As tecnologias digitais têm sido utilizadas na educação infantil como recursos didáticos para enriquecer o processo de ensino-aprendizagem, proporcionando novas experiências, ampliando o <text:soft-page-break/>repertório cultural e possibilitando a construção de conhecimentos de forma lúdica e interativa” (BICUDO, 2016, p. 161).</text:p>
      <text:p text:style-name="P18">Um dos principais benefícios do uso da tecnologia na educação infantil é a capacidade de tornar o aprendizado mais atrativo e envolvente. Os recursos digitais podem cativar a atenção das crianças por meio de elementos visuais, interativos e multimídia, o que contribui para um ambiente de aprendizagem mais estimulante. Além disso, a tecnologia oferece oportunidades para personalizar a educação, permitindo que as crianças aprendam em seu próprio ritmo e de acordo com suas necessidades individuais.</text:p>
      <text:p text:style-name="P19">Os benefícios da tecnologia na educação infantil são inegáveis. Ela oferece oportunidades únicas para tornar o aprendizado mais envolvente e interativo, cativando a curiosidade natural das crianças. Aplicativos educacionais, jogos interativos e recursos multimídia podem ser ferramentas poderosas para estimular habilidades cognitivas como pensamento lógico, resolução de problemas e criatividade. Além disso, a tecnologia pode ser personalizada para atender às diferentes necessidades e estilos de aprendizagem de cada criança, permitindo uma abordagem mais individualizada.</text:p>
      <text:p text:style-name="P19">No entanto, essa integração não ocorre sem desafios. Um dos principais é a necessidade de encontrar um equilíbrio entre a exposição à tecnologia e as experiências sensoriais e sociais que são fundamentais para o desenvolvimento infantil. O risco de uma exposição excessiva à tela, que pode levar ao isolamento social e à diminuição da interação interpessoal, é uma preocupação legítima. Além disso, a utilização da tecnologia requer uma abordagem cuidadosa para garantir que seja usada de maneira apropriada e alinhada aos objetivos educacionais.</text:p>
      <text:p text:style-name="P19">"A presença das mídias na vida das crianças é uma realidade cada vez mais intensa e complexa, o que demanda uma reflexão sobre as implicações desse uso na sua formação e desenvolvimento" (BELLONI, 2010, p. 42).</text:p>
      <text:p text:style-name="P22">A integração da tecnologia na educação infantil traz consigo benefícios, como a promoção do aprendizado interativo e a potencialização do desenvolvimento cognitivo, que são inegáveis.</text:p>
      <text:p text:style-name="P11"><text:span text:style-name="Strong_20_Emphasis"><text:span text:style-name="T1">3.3 Formação dos educadores</text:span></text:span></text:p>
      <text:p text:style-name="P11">No entanto, para maximizar os benefícios da tecnologia na educação infantil, os educadores precisam estar atentos a alguns pontos-chave. Em primeiro lugar, é fundamental que a tecnologia seja utilizada de forma intencional e bem personalizada, de modo a complementar e enriquecer as práticas educativas tradicionais. A mediação dos educadores desempenha um papel crucial nesse contexto, pois são eles que podem orientar as crianças na seleção de conteúdos relevantes e na compreensão crítica das informações encontradas online.</text:p>
      <text:p text:style-name="P11">“A utilização das tecnologias digitais na educação infantil deve ser mediada pelo professor, que deve estar preparado para selecionar, adaptar e utilizar os recursos disponíveis de forma adequada e significativa” (BICUDO, 2016, p. 163).</text:p>
      <text:p text:style-name="P18">No que diz respeito à formação dos educadores, a relação entre o uso das tecnologias digitais na educação infantil e a formação dos professores é um ponto central. É crucial capacitar os educadores para que eles possam utilizar a tecnologia de maneira eficaz e pedagogicamente relevante.</text:p>
      <text:p text:style-name="P18"><text:soft-page-break/>"A utilização das tecnologias digitais na educação infantil requer uma formação docente específica, que possibilite a compreensão das implicações pedagógicas e éticas envolvidas nesse processo" (BARROS, 2017, p. 23).</text:p>
      <text:p text:style-name="P19">A formação dos educadores é um pilar fundamental para maximizar os benefícios e superar os desafios do uso da tecnologia na educação infantil. A compreensão de competências digitais e pedagógicas vai além do conhecimento técnico, abrangendo a capacidade de promover o pensamento crítico, a ética digital e o uso consciente das ferramentas tecnológicas. Isso implica em uma abordagem que não apenas introduza a tecnologia, mas também explore como ela pode ser integrada aos contextos de aprendizagem de forma autêntica e significativa.</text:p>
      <text:p text:style-name="P22">Nesse cenário, os educadores emergem como peças-chave na equação. A formação desses profissionais não se limita apenas ao domínio das ferramentas tecnológicas, mas exige uma profunda compreensão das necessidades das crianças, do impacto das tecnologias em suas vidas e das estratégias pedagógicas que podem ser adotadas para maximizar os benefícios dessas ferramentas.</text:p>
      <text:p text:style-name="P22">O mundo digital está em constante evolução, e as crianças estão imersas nesse ambiente desde tenra idade. Portanto, é crucial que a educação infantil prepare as crianças não apenas para o presente, mas também para o futuro, equipando-as com habilidades e competências que as ajudarão a compreender e a se adaptar ao cenário digital em constante mudança.</text:p>
      <text:p text:style-name="P11"><text:span text:style-name="Strong_20_Emphasis"><text:span text:style-name="T1">3.4 Mediação ativa dos educadores</text:span></text:span></text:p>
      <text:p text:style-name="P18"><text:span text:style-name="Strong_20_Emphasis"><text:span text:style-name="T3">O educador deve atuar como um mediador entre as tecnologias e as crianças, utilizando as ferramentas como recursos complementares ao processo de ensino-aprendizagem. O foco não deve estar apenas na utilização das tecnologias em si, mas sim em como elas podem enriquecer as experiências de aprendizado, promovendo a exploração, a reflexão e o desenvolvimento de habilidades essenciais.</text:span></text:span></text:p>
      <text:p text:style-name="P20"><text:span text:style-name="Strong_20_Emphasis"><text:span text:style-name="T3">A mediação ativa dos educadores, conforme discutido por Barros (2017), a perspectiva crítica de Belloni (2010) e a reflexão sobre o impacto da tecnologia na aprendizagem infantil destacada por Prensky, devem continuar a guiar nossas abordagens educacionais. Os educadores têm um papel crucial como mediadores, facilitando um ambiente onde as crianças possam explorar, experimentar e aprender de maneira significativa com o auxílio da tecnologia.</text:span></text:span></text:p>
      <text:p text:style-name="P22"><text:span text:style-name="Strong_20_Emphasis"><text:span text:style-name="T4">Os educadores têm a responsabilidade de oferecer um ambiente que estimule a reflexão crítica e a participação ativa nesse cenário digital, ao mesmo tempo em que mantêm um olhar sensível às necessidades de desenvolvimento infantil.</text:span></text:span></text:p>
      <text:p text:style-name="P11"><text:span text:style-name="Strong_20_Emphasis"><text:span text:style-name="T1">3.5 Abordagem crítica e reflexiva</text:span></text:span></text:p>
      <text:p text:style-name="P11">A autora Maria Aparecida Viggiani Bicudo é uma pesquisadora brasileira que se dedica ao estudo das tecnologias digitais na educação infantil.</text:p>
      <text:p text:style-name="P11">“O uso das tecnologias digitais na educação infantil deve ser realizado de forma crítica e reflexiva, considerando as implicações desse público e as implicações pedagógicas e sociais envolvidas” (Bicudo, 2016, p. 162).</text:p>
      <text:p text:style-name="P11"><text:soft-page-break/>Em seu capítulo “Tecnologias digitais na educação infantil: desafios e benefícios”, ela apresenta uma análise crítica sobre o uso dessas tecnologias nesse contexto, destacando tanto os benefícios quanto os desafios.</text:p>
      <text:p text:style-name="P20">Portanto, ao articular as perspectivas de Barros, Belloni e Prensky, o cenário da educação infantil em um mundo digital ganha maior profundidade. A busca por um equilíbrio entre as possibilidades da tecnologia e as necessidades do desenvolvimento infantil se torna uma jornada complexa e enriquecedora. Ao fomentar uma abordagem crítica, reflexiva e orientada para o desenvolvimento integral da criança, os educadores se tornam agentes de transformação, guiando as novas gerações a explorar o vasto mundo do conhecimento com confiança, discernimento e responsabilidade.</text:p>
      <text:p text:style-name="P22">Com as vozes desses autores em harmonia, o debate sobre o uso da tecnologia na educação infantil ganha nuances enriquecedoras. Ao adotar uma abordagem crítica e reflexiva, os educadores podem não apenas enfrentar os desafios, mas também maximizar os benefícios dessa integração. As crianças, imersas nesse mundo digital em constante evolução, merecem uma educação que as prepare para compreender e explorar esse ambiente de maneira consciente, crítica e construtiva. A obra de Dornelles, em conjunto com os demais autores discutidos, proporciona insights valiosos para que os educadores trilhem esse caminho com confiança e discernimento.</text:p>
      <text:p text:style-name="P22"/>
      <text:p text:style-name="P24"><text:span text:style-name="Strong_20_Emphasis"><text:span text:style-name="T1">3.</text:span></text:span><text:span text:style-name="Strong_20_Emphasis"><text:span text:style-name="T16">6</text:span></text:span><text:span text:style-name="Strong_20_Emphasis"><text:span text:style-name="T1"> </text:span></text:span><text:span text:style-name="Strong_20_Emphasis"><text:span text:style-name="T14">Educaç</text:span></text:span><text:span text:style-name="Strong_20_Emphasis"><text:span text:style-name="T13">ã</text:span></text:span><text:span text:style-name="Strong_20_Emphasis"><text:span text:style-name="T14">o Inclusiva</text:span></text:span></text:p>
      <text:p text:style-name="P23">A obra de Dornelles também enfatiza que, para serem eficazes nesse papel, os educadores precisam não apenas seguir tendências, mas também exercer o pensamento crítico e adaptar as práticas às características únicas de cada criança. Cada criança possui seu próprio ritmo de aprendizado e interesses individuais, e os educadores desempenham um papel fundamental ao personalizar sua abordagem para atender às necessidades específicas de cada aluno.</text:p>
      <text:p text:style-name="P23">A abordagem holística proposta por Dornelles também nos convida a refletir sobre a inclusão e a equidade no contexto digital. À medida que as tecnologias se tornam uma parte cada vez mais integrada da vida cotidiana, é essencial garantir que todas as crianças, independentemente de sua origem socioeconômica ou contexto, tenham acesso igualitário a essas oportunidades.</text:p>
      <text:p text:style-name="P23">Os educadores desempenham um papel crucial na promoção de um ambiente inclusivo, onde cada criança possa explorar e aprender, independentemente de suas habilidades digitais prévias.</text:p>
      <text:h text:style-name="P2" text:outline-level="2">3.<text:span text:style-name="T15">7</text:span> Impactos da Tecnologia na Aprendizagem Infantil</text:h>
      <text:p text:style-name="P18">De acordo com Dalapossa (2018), a utilização das tecnologias de informação e comunicação (TICs) na educação é fundamental para o avanço do ensino no mundo contemporâneo, uma vez que possibilita o acesso a uma vasta quantidade de informações e sua aplicação em atividades pedagógicas relevantes. Isso envolve o desenvolvimento de competências digitais, ou seja, a habilidade de operar as ferramentas tecnológicas, bem como competências pedagógicas, como a capacidade de integrar a tecnologia de maneira apropriada aos objetivos educacionais.</text:p>
      <text:p text:style-name="P18"><text:soft-page-break/>O autor destaca que o educador deve atuar como um mediador entre as tecnologias e as crianças, utilizando as ferramentas como recursos complementares ao processo de ensino-aprendizagem. O foco não deve estar apenas na utilização das tecnologias em si, mas sim em como elas podem enriquecer as experiências de aprendizado, promovendo a exploração, a reflexão e o desenvolvimento de habilidades essenciais.</text:p>
      <text:p text:style-name="P18">"Ao se alinhar aos objetivos gerais e específicos do estudo proposto, que envolve a análise dos impactos da tecnologia na aprendizagem infantil, é possível promover um ambiente educacional enriquecedor e adaptado às necessidades das novas gerações.</text:p>
      <text:p text:style-name="P20">A crescente incorporação das tecnologias digitais no âmbito da educação infantil desperta uma série de questionamentos e reflexões sobre os impactos que essa transformação traz consigo. Nesse contexto, a obra de Dornelles (2011) emerge como um guia fundamental para compreender as mudanças nas vivências das crianças diante da proliferação dessas tecnologias. Dornelles lança um olhar profundo sobre como as crianças estão sendo afetadas por essa revolução digital, não apenas em termos de comportamento, mas também em suas experiências e interações cotidiana<text:span text:style-name="T12">s.</text:span></text:p>
      <text:p text:style-name="P20">Dornelles lança um olhar profundo sobre como as crianças estão sendo afetadas por essa revolução digital, não apenas em termos de comportamento, mas também em suas experiências e interações cotidianas. Ela nos convida a refletir sobre como a tecnologia está moldando a infância contemporânea, redefinindo as maneiras pelas quais as crianças brincam, aprendem e se relacionam com o mundo ao seu redor.</text:p>
      <text:p text:style-name="P22">A obra de Dornelles ressalta a necessidade de uma análise profunda dessa interação, considerando não apenas as potencialidades educacionais das tecnologias, mas também os impactos sociais e culturais que elas trazem consigo. A introdução da tecnologia na educação infantil não ocorre em um vácuo; ela é influenciada pelo contexto social e cultural em que as crianças estão inseridas.</text:p>
      <text:p text:style-name="P23">No cerne dessa discussão está o compromisso de cultivar uma educação que capacite as crianças a navegar pelo mundo digital com responsabilidade, pensamento crítico e criatividade, preparando-as para os desafios e oportunidades do século XXI.</text:p>
      <text:p text:style-name="P23">Portanto, a articulação entre as ideias de Dornelles e a temática central da tecnologia na educação infantil amplia nosso entendimento sobre os desafios e benefícios desse cenário em constante transformação. Ao considerar as vozes de diversos autores, como Barros (2017), Prensky (2001) e Belloni (2010), somos convidados a construir uma visão completa e informada.</text:p>
      <text:p text:style-name="P11"/>
      <text:p text:style-name="P22"><text:span text:style-name="Strong_20_Emphasis"><text:span text:style-name="T14"/></text:span></text:p>
      <text:h text:style-name="P1" text:outline-level="2"/>
      <text:p text:style-name="P11"/>
      <text:p text:style-name="P11"/>
      <text:p text:style-name="P11"/>
      <text:h text:style-name="P4" text:outline-level="3"><text:soft-page-break/></text:h>
      <text:p text:style-name="Text_20_body"><text:line-break/></text:p>
      <text:p text:style-name="P11"/>
      <text:p text:style-name="P6"><text:span text:style-name="Strong_20_Emphasis"/></text:p>
      <text:p text:style-name="P6"><text:span text:style-name="Strong_20_Emphasis"/></text:p>
      <text:h text:style-name="P5" text:outline-level="3"><text:span text:style-name="Strong_20_Emphasis"/></text:h>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12"><text:span text:style-name="Strong_20_Emphasis"><text:span text:style-name="T1"/></text:span></text:p>
      <text:p text:style-name="P12"><text:span text:style-name="Strong_20_Emphasis"><text:span text:style-name="T1"/></text:span></text:p>
      <text:p text:style-name="P16"><text:span text:style-name="Strong_20_Emphasis"><text:span text:style-name="T1"/></text:span></text:p>
      <text:p text:style-name="P11"><text:span text:style-name="Strong_20_Emphasis"><text:span text:style-name="T1"/></text:span></text:p>
      <text:p text:style-name="P21"/>
      <text:p text:style-name="P11"><text:span text:style-name="Strong_20_Emphasis"><text:span text:style-name="T1"/></text:span></text:p>
      <text:p text:style-name="P21"/>
      <text:p text:style-name="P11"><text:span text:style-name="Strong_20_Emphasis"><text:span text:style-name="T1"/></text:span></text:p>
      <text:p text:style-name="P21"/>
      <text:p text:style-name="P11"><text:span text:style-name="Strong_20_Emphasis"><text:span text:style-name="T1"/></text:span></text:p>
      <text:p text:style-name="P21"/>
      <text:p text:style-name="P21"><text:span text:style-name="Strong_20_Emphasis"><text:span text:style-name="T1"/></text:span></text:p>
      <text:p text:style-name="P6"><text:span text:style-name="Strong_20_Emphasis"/></text:p>
      <text:p text:style-name="P6"><text:span text:style-name="Strong_20_Emphasis"/></text:p>
      <text:p text:style-name="P6"><text:span text:style-name="Strong_20_Emphasis"/></text:p>
      <text:p text:style-name="P16"><text:span text:style-name="Strong_20_Emphasis"/></text:p>
      <text:h text:style-name="P3" text:outline-level="2"><text:span text:style-name="Strong_20_Emphasis"/></text:h>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text:span></text:p>
      <text:p text:style-name="P11"><text:soft-page-break/></text:p>
      <text:p text:style-name="P11"><text:span text:style-name="Strong_20_Emphasis"><text:span text:style-name="T1"/></text:span></text:p>
      <text:p text:style-name="P11"/>
      <text:p text:style-name="P11"/>
      <text:p text:style-name="P11"/>
      <text:p text:style-name="P6"><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ndara" svg:font-family="Candara" style:font-family-generic="roman" style:font-pitch="variable"/>
    <style:font-face style:name="Candara1" svg:font-family="Candar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2:01:44.134119299</meta:creation-date>
    <dc:date>2023-09-13T16:52:30.471682243</dc:date>
    <meta:editing-duration>PT26M46S</meta:editing-duration>
    <meta:editing-cycles>4</meta:editing-cycles>
    <meta:generator>LibreOffice/7.3.7.2$Linux_X86_64 LibreOffice_project/30$Build-2</meta:generator>
    <meta:document-statistic meta:table-count="0" meta:image-count="0" meta:object-count="0" meta:page-count="8" meta:paragraph-count="55" meta:word-count="2589" meta:character-count="17683" meta:non-whitespace-character-count="15146"/>
  </office:meta>
</office:document-meta>
</file>